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rsid="02266356" officeooo:paragraph-rsid="0229e12d"/>
    </style:style>
    <style:style style:name="P3" style:family="paragraph" style:parent-style-name="Text_20_body">
      <style:text-properties officeooo:paragraph-rsid="022b58ca"/>
    </style:style>
    <style:style style:name="P4" style:family="paragraph" style:parent-style-name="Text_20_body">
      <style:text-properties fo:font-weight="bold" officeooo:rsid="022b58ca" officeooo:paragraph-rsid="022b58ca" style:font-weight-asian="bold" style:font-weight-complex="bold"/>
    </style:style>
    <style:style style:name="P5" style:family="paragraph" style:parent-style-name="Text_20_body">
      <style:text-properties officeooo:paragraph-rsid="022fbbdc"/>
    </style:style>
    <style:style style:name="P6" style:family="paragraph" style:parent-style-name="Text_20_body">
      <style:text-properties officeooo:paragraph-rsid="022d0e3a"/>
    </style:style>
    <style:style style:name="P7" style:family="paragraph" style:parent-style-name="Text_20_body">
      <style:text-properties officeooo:paragraph-rsid="02303669"/>
    </style:style>
    <style:style style:name="P8" style:family="paragraph" style:parent-style-name="Text_20_body">
      <style:text-properties officeooo:paragraph-rsid="0233716e"/>
    </style:style>
    <style:style style:name="P9" style:family="paragraph" style:parent-style-name="Text_20_body">
      <style:text-properties fo:font-size="12pt" fo:font-weight="bold" officeooo:rsid="0233716e" officeooo:paragraph-rsid="0233716e" style:font-size-asian="12pt" style:font-weight-asian="bold" style:font-size-complex="12pt" style:font-weight-complex="bold"/>
    </style:style>
    <style:style style:name="P10" style:family="paragraph" style:parent-style-name="Text_20_body">
      <style:text-properties officeooo:rsid="023399ae" officeooo:paragraph-rsid="023399ae"/>
    </style:style>
    <style:style style:name="P11" style:family="paragraph" style:parent-style-name="Text_20_body">
      <style:text-properties officeooo:paragraph-rsid="0234f99f"/>
    </style:style>
    <style:style style:name="P12" style:family="paragraph" style:parent-style-name="Text_20_body">
      <style:text-properties officeooo:paragraph-rsid="02357fed"/>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15dff0" style:font-weight-asian="bold" style:font-weight-complex="bold"/>
    </style:style>
    <style:style style:name="T6" style:family="text">
      <style:text-properties fo:font-weight="bold" officeooo:rsid="0225a64d" style:font-weight-asian="bold" style:font-weight-complex="bold"/>
    </style:style>
    <style:style style:name="T7" style:family="text">
      <style:text-properties fo:font-weight="bold" officeooo:rsid="02266356" style:font-weight-asian="bold" style:font-weight-complex="bold"/>
    </style:style>
    <style:style style:name="T8" style:family="text">
      <style:text-properties fo:font-weight="bold" officeooo:rsid="0228abd6" style:font-weight-asian="bold" style:font-weight-complex="bold"/>
    </style:style>
    <style:style style:name="T9" style:family="text">
      <style:text-properties fo:font-weight="bold" officeooo:rsid="022b58ca" style:font-weight-asian="bold" style:font-weight-complex="bold"/>
    </style:style>
    <style:style style:name="T10" style:family="text">
      <style:text-properties fo:font-weight="bold" officeooo:rsid="022fbbdc" style:font-weight-asian="bold" style:font-weight-complex="bold"/>
    </style:style>
    <style:style style:name="T11" style:family="text">
      <style:text-properties fo:font-weight="bold" officeooo:rsid="02303669" style:font-weight-asian="bold" style:font-weight-complex="bold"/>
    </style:style>
    <style:style style:name="T12" style:family="text">
      <style:text-properties fo:font-weight="bold" officeooo:rsid="022481b4" style:font-weight-asian="bold" style:font-weight-complex="bold"/>
    </style:style>
    <style:style style:name="T13" style:family="text">
      <style:text-properties fo:font-weight="bold" officeooo:rsid="023399ae" style:font-weight-asian="bold" style:font-weight-complex="bold"/>
    </style:style>
    <style:style style:name="T14" style:family="text">
      <style:text-properties fo:font-weight="bold" officeooo:rsid="0234f99f" style:font-weight-asian="bold" style:font-weight-complex="bold"/>
    </style:style>
    <style:style style:name="T15" style:family="text">
      <style:text-properties fo:font-weight="bold" officeooo:rsid="02357fed" style:font-weight-asian="bold" style:font-weight-complex="bold"/>
    </style:style>
    <style:style style:name="T16" style:family="text">
      <style:text-properties fo:font-weight="bold" officeooo:rsid="02366fe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215c429" style:font-weight-asian="normal" style:font-weight-complex="normal"/>
    </style:style>
    <style:style style:name="T19" style:family="text">
      <style:text-properties fo:font-weight="normal" officeooo:rsid="022481b4" style:font-weight-asian="normal" style:font-weight-complex="normal"/>
    </style:style>
    <style:style style:name="T20" style:family="text">
      <style:text-properties fo:font-weight="normal" officeooo:rsid="0225a64d" style:font-weight-asian="normal" style:font-weight-complex="normal"/>
    </style:style>
    <style:style style:name="T21" style:family="text">
      <style:text-properties fo:font-weight="normal" officeooo:rsid="022b58ca" style:font-weight-asian="normal" style:font-weight-complex="normal"/>
    </style:style>
    <style:style style:name="T22" style:family="text">
      <style:text-properties fo:font-weight="normal" officeooo:rsid="022d0e3a" style:font-weight-asian="normal" style:font-weight-complex="normal"/>
    </style:style>
    <style:style style:name="T23" style:family="text">
      <style:text-properties fo:font-weight="normal" officeooo:rsid="022fbbdc" style:font-weight-asian="normal" style:font-weight-complex="normal"/>
    </style:style>
    <style:style style:name="T24" style:family="text">
      <style:text-properties fo:font-weight="normal" officeooo:rsid="02303669" style:font-weight-asian="normal" style:font-weight-complex="normal"/>
    </style:style>
    <style:style style:name="T25" style:family="text">
      <style:text-properties fo:font-weight="normal" officeooo:rsid="02330453" style:font-weight-asian="normal" style:font-weight-complex="normal"/>
    </style:style>
    <style:style style:name="T26" style:family="text">
      <style:text-properties fo:font-weight="normal" officeooo:rsid="00e51007" style:font-weight-asian="normal" style:font-weight-complex="normal"/>
    </style:style>
    <style:style style:name="T27" style:family="text">
      <style:text-properties fo:font-weight="normal" officeooo:rsid="02266356" style:font-weight-asian="normal" style:font-weight-complex="normal"/>
    </style:style>
    <style:style style:name="T28" style:family="text">
      <style:text-properties fo:font-weight="normal" officeooo:rsid="023399ae" style:font-weight-asian="normal" style:font-weight-complex="normal"/>
    </style:style>
    <style:style style:name="T29" style:family="text">
      <style:text-properties fo:font-weight="normal" officeooo:rsid="0234de8c" style:font-weight-asian="normal" style:font-weight-complex="normal"/>
    </style:style>
    <style:style style:name="T30" style:family="text">
      <style:text-properties fo:font-weight="normal" officeooo:rsid="0234f99f" style:font-weight-asian="normal" style:font-weight-complex="normal"/>
    </style:style>
    <style:style style:name="T31" style:family="text">
      <style:text-properties fo:font-weight="normal" officeooo:rsid="02357fed" style:font-weight-asian="normal" style:font-weight-complex="normal"/>
    </style:style>
    <style:style style:name="T32" style:family="text">
      <style:text-properties fo:font-weight="normal" officeooo:rsid="02366fe0" style:font-weight-asian="normal" style:font-weight-complex="normal"/>
    </style:style>
    <style:style style:name="T33" style:family="text">
      <style:text-properties officeooo:rsid="00e51007"/>
    </style:style>
    <style:style style:name="T34" style:family="text">
      <style:text-properties officeooo:rsid="01f9c472"/>
    </style:style>
    <style:style style:name="T35" style:family="text">
      <style:text-properties officeooo:rsid="022b58ca"/>
    </style:style>
    <style:style style:name="T36" style:family="text">
      <style:text-properties officeooo:rsid="022481b4"/>
    </style:style>
    <style:style style:name="T37" style:family="text">
      <style:text-properties officeooo:rsid="022fbbdc"/>
    </style:style>
    <style:style style:name="T38" style:family="text">
      <style:text-properties officeooo:rsid="02303669"/>
    </style:style>
    <style:style style:name="T39" style:family="text">
      <style:text-properties officeooo:rsid="02266356"/>
    </style:style>
    <style:style style:name="T40" style:family="text">
      <style:text-properties officeooo:rsid="0233716e"/>
    </style:style>
    <style:style style:name="T41" style:family="text">
      <style:text-properties fo:font-size="12pt" style:font-size-asian="12pt" style:font-size-complex="12pt"/>
    </style:style>
    <style:style style:name="T42" style:family="text">
      <style:text-properties fo:font-size="12pt" fo:font-weight="normal" officeooo:rsid="02330453" style:font-size-asian="12pt" style:font-weight-asian="normal" style:font-size-complex="12pt" style:font-weight-complex="normal"/>
    </style:style>
    <style:style style:name="T43" style:family="text">
      <style:text-properties fo:font-size="12pt" fo:font-weight="normal" officeooo:rsid="02303669" style:font-size-asian="12pt" style:font-weight-asian="normal" style:font-size-complex="12pt" style:font-weight-complex="normal"/>
    </style:style>
    <style:style style:name="T44" style:family="text">
      <style:text-properties fo:font-size="12pt" fo:font-weight="normal" officeooo:rsid="023399ae" style:font-size-asian="12pt" style:font-weight-asian="normal" style:font-size-complex="12pt" style:font-weight-complex="normal"/>
    </style:style>
    <style:style style:name="T45" style:family="text">
      <style:text-properties fo:font-size="12pt" fo:font-weight="normal" officeooo:rsid="0234de8c" style:font-size-asian="12pt" style:font-weight-asian="normal" style:font-size-complex="12pt" style:font-weight-complex="normal"/>
    </style:style>
    <style:style style:name="T46" style:family="text">
      <style:text-properties fo:font-size="12pt" fo:font-weight="normal" officeooo:rsid="0234f99f" style:font-size-asian="12pt" style:font-weight-asian="normal" style:font-size-complex="12pt" style:font-weight-complex="normal"/>
    </style:style>
    <style:style style:name="T47" style:family="text">
      <style:text-properties fo:font-size="12pt" fo:font-weight="normal" officeooo:rsid="02357fed" style:font-size-asian="12pt" style:font-weight-asian="normal" style:font-size-complex="12pt" style:font-weight-complex="normal"/>
    </style:style>
    <style:style style:name="T48" style:family="text">
      <style:text-properties fo:font-size="12pt" fo:font-weight="normal" officeooo:rsid="02366fe0" style:font-size-asian="12pt" style:font-weight-asian="normal" style:font-size-complex="12pt" style:font-weight-complex="normal"/>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23399ae" style:font-size-asian="12pt" style:font-weight-asian="bold" style:font-size-complex="12pt" style:font-weight-complex="bold"/>
    </style:style>
    <style:style style:name="T51" style:family="text">
      <style:text-properties fo:font-size="12pt" fo:font-weight="bold" officeooo:rsid="0234de8c" style:font-size-asian="12pt" style:font-weight-asian="bold" style:font-size-complex="12pt" style:font-weight-complex="bold"/>
    </style:style>
    <style:style style:name="T52" style:family="text">
      <style:text-properties fo:font-size="12pt" fo:font-weight="bold" officeooo:rsid="0234f99f" style:font-size-asian="12pt" style:font-weight-asian="bold" style:font-size-complex="12pt" style:font-weight-complex="bold"/>
    </style:style>
    <style:style style:name="T53" style:family="text">
      <style:text-properties fo:font-size="12pt" fo:font-weight="bold" officeooo:rsid="02357fed" style:font-size-asian="12pt" style:font-weight-asian="bold" style:font-size-complex="12pt" style:font-weight-complex="bold"/>
    </style:style>
    <style:style style:name="T54" style:family="text">
      <style:text-properties officeooo:rsid="023399ae"/>
    </style:style>
    <style:style style:name="T55" style:family="text">
      <style:text-properties officeooo:rsid="0234de8c"/>
    </style:style>
    <style:style style:name="T56" style:family="text">
      <style:text-properties officeooo:rsid="02357fe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5">31 May</text:span> 201<text:span text:style-name="T34">7</text:span> transmission <text:span text:style-name="T37">1/2/5 June 2017</text:span></text:p>
      <text:p text:style-name="P8"><text:span text:style-name="T2">[0]</text:span><text:span text:style-name="T33"> Welcome to BCB 106.6fm, that was the IT Stuff Theme Tune, so I suppose logically we ought to do IT Stuff. Dunno, we could try something else? No? Ok with me here we have Shi Kriss and Dick</text:span></text:p>
      <text:p text:style-name="P8"><text:span text:style-name="T40">Coming up we like “incidents”, so it's an incident themed special stuff! We haz British Airways and the big wannacry ransomware thing, but what we don't have is politics, cos we're gagged. But we can share one top tip, political advertising on Facebook is completely unregulated and unreported, they can buy as much as they want and say what they like. If you see a political ad you don't like, let it run for at least 7 seconds, <text:s/>then they'll be charged for a full 30 second slot</text:span></text:p>
      <text:p text:style-name="P12"><text:span text:style-name="T5">[</text:span><text:span text:style-name="T8">2</text:span><text:span text:style-name="T7"> Min] </text:span><text:span text:style-name="T26">let's do Downtime of the Month, here's our new jingle</text:span><text:span text:style-name="T27"> </text:span><text:span text:style-name="T11">[DOWNTIME.WAV]</text:span><text:span text:style-name="T24"> </text:span><text:span text:style-name="T25">BA of course, the airline that's named after an arts degree, you'll have seen the chaos on the telly. </text:span><text:span text:style-name="T42">What happened? power surge? Some wibble about messages? </text:span><text:span text:style-name="T48">Last year checkin down in July</text:span><text:span text:style-name="T45"> </text:span><text:span text:style-name="T48">and </text:span><text:span text:style-name="T47">Sept</text:span><text:span text:style-name="T45">. </text:span><text:span text:style-name="T46">Better off with Dick's Xplane. London City Airport </text:span><text:span text:style-name="T47">digital control tower, what could possibly etc</text:span></text:p>
      <text:p text:style-name="P9">[6 Min] <text:span text:style-name="T17">Wannacry North Koreans? whole thing like a rubbish movie plot. </text:span><text:span text:style-name="T28">Turns out wasn't XP that spread it, was unpatched Windows 7. </text:span><text:span text:style-name="T31">NHSbuntu? </text:span><text:span text:style-name="T30">Twitter shows people paying in real time. </text:span><text:span text:style-name="T29">Other ransom news there's a cosmetic surgery in Lithuania that's been hacked, people all over Europe that went there are being ransomed over 'before' pix</text:span></text:p>
      <text:p text:style-name="P7"><text:span text:style-name="T50">[</text:span><text:span text:style-name="T53">10</text:span><text:span text:style-name="T50"> Min]</text:span><text:span text:style-name="T44"> Consumer news </text:span><text:span text:style-name="T43">Bose headphones alleged to be spying, </text:span><text:bookmark text:name="article-text1"/><text:span text:style-name="T43">free Bose Connect app from Apple or Google Play </text:span><text:bookmark text:name="article-text"/><text:span text:style-name="T43">stores</text:span><text:span text:style-name="T41"> tracks music, podcasts and other audio, violates privacy rights by selling the information without </text:span>permission, a lawsuit <text:span text:style-name="T38">in the States. Worse - HP Laptops since 2015 have a keylogger in the audio driver</text:span></text:p>
      <text:p text:style-name="P10"><text:span text:style-name="T49">[</text:span><text:span text:style-name="T51">1</text:span><text:span text:style-name="T52">3</text:span><text:span text:style-name="T49"> Min] </text:span><text:span text:style-name="T55">S</text:span>ummer's must-have accessory, you can buy pool inflatables in the shape of giant emoji on Amazon <text:span text:style-name="T55">including the pile of poo emoji. Float around on a floater. Also available: pizza</text:span></text:p>
      <text:p text:style-name="P2"><text:span text:style-name="T1">[1</text:span><text:span text:style-name="T9">4</text:span><text:span text:style-name="T1"> Min]</text:span><text:span text:style-name="T17"> </text:span><text:span text:style-name="T21">You're listening to IT Stuff </text:span><text:span text:style-name="T22">here </text:span><text:span text:style-name="T21">on BCB Radio, we're on 106.6fm, listen live on radioplayer, listen again, </text:span><text:span text:style-name="T23">youtubes, blablabla</text:span></text:p>
      <text:p text:style-name="P4">[15 Min]<text:span text:style-name="T39"> [ANNIVERSARY.WAV]</text:span> <text:span text:style-name="T37">Google Street View </text:span><text:span text:style-name="T23">B6270 Keld to Kirkby Steven</text:span></text:p>
      <text:p text:style-name="P6"><text:span text:style-name="T3">[</text:span><text:span text:style-name="T4">1</text:span><text:span text:style-name="T9">7</text:span><text:span text:style-name="T4"> Min] </text:span><text:span text:style-name="T13">[</text:span><text:span text:style-name="T12">WORLD OF STUFF</text:span><text:span text:style-name="T13">] Magazine cover give-away AIY Projects for Pi<text:line-break/></text:span><text:span text:style-name="T28">60 min per month limitation</text:span><text:span text:style-name="T19"><text:line-break/></text:span><text:span text:style-name="T28">and if there's time </text:span><text:span text:style-name="T11">Shi's Chromebook Update pls?</text:span><text:span text:style-name="T24"> (galliumos)</text:span></text:p>
      <text:p text:style-name="P6"><text:span text:style-name="T12">[</text:span><text:span text:style-name="T9">2</text:span><text:span text:style-name="T13">1</text:span><text:span text:style-name="T9"> Min] </text:span><text:span text:style-name="T16">You Poop</text:span><text:span text:style-name="T9"> </text:span><text:bookmark text:name="eow-title1"/><text:span text:style-name="T32">ACM SIGGRAPH 2017 </text:span>Technical Papers Preview Trailer <text:span text:style-name="T16">[</text:span><text:span text:style-name="T15">SIGGRAPH.</text:span><text:span text:style-name="T16">WAV]</text:span></text:p>
      <text:p text:style-name="P3"><text:span text:style-name="T3">[</text:span><text:span text:style-name="T6">2</text:span><text:span text:style-name="T14">3</text:span><text:span text:style-name="T4"> Min] </text:span><text:span text:style-name="T9">Past and Future</text:span><text:span text:style-name="T4"> Events<text:line-break/></text:span><text:span text:style-name="T21">Badonkadonk </text:span><text:span text:style-name="T30">14 June Turls Green spoons</text:span></text:p>
      <text:p text:style-name="P11"><text:span text:style-name="T18">Coder Dojo </text:span><text:span text:style-name="T30">https://bradford-coderdojo.github.io/</text:span><text:span text:style-name="T18"> </text:span><text:span text:style-name="T30">17 June</text:span><text:span text:style-name="T17"> 2017 at 09:30 - 12:00<text:line-break/></text:span><text:span text:style-name="T30">Tickets available NOW eventbrite</text:span></text:p>
      <text:p text:style-name="P11"><text:span text:style-name="T20">B</text:span><text:span text:style-name="T24">radlug </text:span><text:span text:style-name="T30">12 June</text:span></text:p>
      <text:p text:style-name="P5"><text:span text:style-name="T3">[</text:span><text:span text:style-name="T4">2</text:span><text:span text:style-name="T14">6</text:span><text:span text:style-name="T4"> Min] Musicstuffs</text:span><text:bookmark text:name="eow-title"/><text:span text:style-name="T4"> <text:line-break/></text:span><text:span text:style-name="T14">Shadowplay </text:span><text:span text:style-name="T10">https://www.youtube.com/watch?v=6mpZUPPTyj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05-31T13:40:14.696735201</dc:date>
    <meta:editing-duration>PT12H56M58S</meta:editing-duration>
    <meta:editing-cycles>96</meta:editing-cycles>
    <meta:generator>LibreOffice/5.2.1.2$Linux_X86_64 LibreOffice_project/20m0$Build-2</meta:generator>
    <meta:document-statistic meta:table-count="0" meta:image-count="0" meta:object-count="0" meta:page-count="1" meta:paragraph-count="15" meta:word-count="447" meta:character-count="2673" meta:non-whitespace-character-count="2239"/>
  </office:meta>
</office:document-meta>
</file>